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5e3ea" officeooo:paragraph-rsid="0005e3ea" style:font-size-asian="10pt"/>
    </style:style>
    <style:style style:name="P4" style:family="paragraph" style:parent-style-name="Standard">
      <style:text-properties fo:color="#000000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1"/>2 0 4 8</text:p>
      <text:p text:style-name="P2"><text:s text:c="10"/>By: Jfree</text:p>
      <text:p text:style-name="P2">=============================</text:p>
      <text:p text:style-name="P2">Input dimension [default: 4, max. 8]: </text:p>
      <text:p text:style-name="P2"/>
      <text:p text:style-name="P2"/>
      <text:p text:style-name="P3">4</text:p>
      <text:p text:style-name="P3">4</text:p>
      <text:p text:style-name="P3">4</text:p>
      <text:p text:style-name="P3"/>
      <text:p text:style-name="P3">become </text:p>
      <text:p text:style-name="P3"/>
      <text:p text:style-name="P3">4</text:p>
      <text:p text:style-name="P3">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0 0 0 0 </text:p>
      <text:p text:style-name="P2">2 0 0 0 </text:p>
      <text:p text:style-name="P2">0 0 0 0 </text:p>
      <text:p text:style-name="P2">0 2 0 0 </text:p>
      <text:p text:style-name="P1"/>
      <text:p text:style-name="P2">Type w or s or a or d to slide up/down/left/right the tile!!</text:p>
      <text:p text:style-name="P2">Input: w</text:p>
      <text:p text:style-name="P2">2 2 0 0 </text:p>
      <text:p text:style-name="P2">0 0 0 0 </text:p>
      <text:p text:style-name="P2">0 0 0 2 </text:p>
      <text:p text:style-name="P2"><text:soft-page-break/>0 0 0 0 </text:p>
      <text:p text:style-name="P1"/>
      <text:p text:style-name="P2">Type w or s or a or d to slide up/down/left/right the tile!!</text:p>
      <text:p text:style-name="P2">Input: w</text:p>
      <text:p text:style-name="P2">2 2 0 2 </text:p>
      <text:p text:style-name="P2">0 0 0 0 </text:p>
      <text:p text:style-name="P2">0 0 0 0 </text:p>
      <text:p text:style-name="P2">2 0 0 0 </text:p>
      <text:p text:style-name="P1"/>
      <text:p text:style-name="P2">Type w or s or a or d to slide up/down/left/right the tile!!</text:p>
      <text:p text:style-name="P2">Input: w</text:p>
      <text:p text:style-name="P2">0: 4</text:p>
      <text:p text:style-name="P2">4 2 0 2 </text:p>
      <text:p text:style-name="P2">0 0 0 0 </text:p>
      <text:p text:style-name="P2">0 0 0 2 </text:p>
      <text:p text:style-name="P2">0 0 0 0 </text:p>
      <text:p text:style-name="P1"/>
      <text:p text:style-name="P2">Type w or s or a or d to slide up/down/left/right the tile!!</text:p>
      <text:p text:style-name="P2">Input: w</text:p>
      <text:p text:style-name="P2">0: 4</text:p>
      <text:p text:style-name="P2">4 2 0 4 </text:p>
      <text:p text:style-name="P2">0 0 0 0 </text:p>
      <text:p text:style-name="P2">0 0 0 0 </text:p>
      <text:p text:style-name="P2">0 0 0 2 </text:p>
      <text:p text:style-name="P1"/>
      <text:p text:style-name="P2">Type w or s or a or d to slide up/down/left/right the tile!!</text:p>
      <text:p text:style-name="P2">Input: w</text:p>
      <text:p text:style-name="P2">4 2 0 4 </text:p>
      <text:p text:style-name="P2">0 0 0 2 </text:p>
      <text:p text:style-name="P2">0 2 0 0 </text:p>
      <text:p text:style-name="P2">0 0 0 0 </text:p>
      <text:p text:style-name="P1"/>
      <text:p text:style-name="P2">Type w or s or a or d to slide up/down/left/right the tile!!</text:p>
      <text:p text:style-name="P2">Input: w</text:p>
      <text:p text:style-name="P2">0: 4</text:p>
      <text:p text:style-name="P2">4 4 0 4 </text:p>
      <text:p text:style-name="P2">0 0 2 2 </text:p>
      <text:p text:style-name="P2">0 0 0 0 </text:p>
      <text:p text:style-name="P2">0 0 0 0 </text:p>
      <text:p text:style-name="P1"/>
      <text:p text:style-name="P2">Type w or s or a or d to slide up/down/left/right the tile!!</text:p>
      <text:p text:style-name="P2">Input: w</text:p>
      <text:p text:style-name="P2">4 4 2 4 </text:p>
      <text:p text:style-name="P2">0 0 0 2 </text:p>
      <text:p text:style-name="P2">0 0 0 0 </text:p>
      <text:p text:style-name="P2">2 0 0 0 </text:p>
      <text:p text:style-name="P1"/>
      <text:p text:style-name="P2">Type w or s or a or d to slide up/down/left/right the tile!!</text:p>
      <text:p text:style-name="P2">Input: w</text:p>
      <text:p text:style-name="P2">4 4 2 4 </text:p>
      <text:p text:style-name="P2">2 0 0 2 </text:p>
      <text:p text:style-name="P2">0 0 0 0 </text:p>
      <text:p text:style-name="P2">0 0 2 0 </text:p>
      <text:p text:style-name="P1"/>
      <text:p text:style-name="P2">Type w or s or a or d to slide up/down/left/right the tile!!</text:p>
      <text:p text:style-name="P2">Input: w</text:p>
      <text:p text:style-name="P2">0: 4</text:p>
      <text:p text:style-name="P2">4 4 4 4 </text:p>
      <text:p text:style-name="P2">2 0 0 2 </text:p>
      <text:p text:style-name="P2">0 0 0 2 </text:p>
      <text:p text:style-name="P2">0 0 0 0 </text:p>
      <text:p text:style-name="P1"/>
      <text:p text:style-name="P2"><text:soft-page-break/>Type w or s or a or d to slide up/down/left/right the tile!!</text:p>
      <text:p text:style-name="P2">Input: w</text:p>
      <text:p text:style-name="P2">1: 4</text:p>
      <text:p text:style-name="P2">4 4 4 4 </text:p>
      <text:p text:style-name="P2">2 0 0 4 </text:p>
      <text:p text:style-name="P2">0 0 0 0 </text:p>
      <text:p text:style-name="P2">2 0 0 0 </text:p>
      <text:p text:style-name="P1"/>
      <text:p text:style-name="P2">Type w or s or a or d to slide up/down/left/right the tile!!</text:p>
      <text:p text:style-name="P2">Input: w</text:p>
      <text:p text:style-name="P2">1: 4</text:p>
      <text:p text:style-name="P2">4 4 4 4 </text:p>
      <text:p text:style-name="P2">4 0 0 4 </text:p>
      <text:p text:style-name="P2">0 0 0 0 </text:p>
      <text:p text:style-name="P2">0 2 0 0 </text:p>
      <text:p text:style-name="P1"/>
      <text:p text:style-name="P2">Type w or s or a or d to slide up/down/left/right the tile!!</text:p>
      <text:p text:style-name="P4">In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41:25.932395135</meta:creation-date>
    <dc:date>2016-10-07T14:09:30.893217806</dc:date>
    <meta:editing-duration>PT2M1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4" meta:paragraph-count="88" meta:word-count="402" meta:character-count="1339" meta:non-whitespace-character-count="953"/>
  </office:meta>
</office:document-meta>
</file>